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ce2"/>
        <table:table-row table:style-name="ro1">
          <table:table-cell table:style-name="ce1" office:value-type="string" calcext:value-type="string">
            <text:p>curd</text:p>
          </table:table-cell>
          <table:table-cell table:style-name="ce1" office:value-type="string" calcext:value-type="string">
            <text:p>curdg</text:p>
          </table:table-cell>
          <table:table-cell table:style-name="ce1" office:value-type="string" calcext:value-type="string">
            <text:p>curq</text:p>
          </table:table-cell>
          <table:table-cell table:style-name="ce1" office:value-type="string" calcext:value-type="string">
            <text:p>curqg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edprime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eqprime</text:p>
          </table:table-cell>
          <table:table-cell table:style-name="ce1" office:value-type="string" calcext:value-type="string">
            <text:p>eterm</text:p>
          </table:table-cell>
          <table:table-cell table:style-name="ce1" office:value-type="string" calcext:value-type="string">
            <text:p>mac_ang</text:p>
          </table:table-cell>
          <table:table-cell table:style-name="ce1" office:value-type="string" calcext:value-type="string">
            <text:p>mac_spd</text:p>
          </table:table-cell>
          <table:table-cell table:style-name="ce1" office:value-type="string" calcext:value-type="string">
            <text:p>pelect</text:p>
          </table:table-cell>
          <table:table-cell table:style-name="ce1" office:value-type="string" calcext:value-type="string">
            <text:p>qelect</text:p>
          </table:table-cell>
          <table:table-cell table:style-name="ce1" office:value-type="string" calcext:value-type="string">
            <text:p>pmech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si_im</text:p>
          </table:table-cell>
          <table:table-cell table:style-name="ce1" office:value-type="string" calcext:value-type="string">
            <text:p>psi_re</text:p>
          </table:table-cell>
          <table:table-cell table:style-name="ce1" office:value-type="string" calcext:value-type="string">
            <text:p>vex</text:p>
          </table:table-cell>
          <table:table-cell table:style-name="ce1" office:value-type="string" calcext:value-type="string">
            <text:p>rot_re</text:p>
          </table:table-cell>
          <table:table-cell table:style-name="ce1" office:value-type="string" calcext:value-type="string">
            <text:p>rot_im</text:p>
          </table:table-cell>
          <table:table-cell table:style-name="ce1" office:value-type="string" calcext:value-type="string">
            <text:p>curr_re</text:p>
          </table:table-cell>
          <table:table-cell table:style-name="ce1" office:value-type="string" calcext:value-type="string">
            <text:p>curr_im</text:p>
          </table:table-cell>
          <table:table-cell table:style-name="ce1" office:value-type="string" calcext:value-type="string">
            <text:p>ei_re</text:p>
          </table:table-cell>
          <table:table-cell table:style-name="ce1" office:value-type="string" calcext:value-type="string">
            <text:p>ei_im</text:p>
          </table:table-cell>
          <table:table-cell table:style-name="ce1" office:value-type="string" calcext:value-type="string">
            <text:p>eqra</text:p>
          </table:table-cell>
          <table:table-cell table:style-name="ce1" office:value-type="string" calcext:value-type="string">
            <text:p>psidpp</text:p>
          </table:table-cell>
          <table:table-cell table:style-name="ce1" office:value-type="string" calcext:value-type="string">
            <text:p>psikd</text:p>
          </table:table-cell>
          <table:table-cell table:style-name="ce1" office:value-type="string" calcext:value-type="string">
            <text:p>edra</text:p>
          </table:table-cell>
          <table:table-cell table:style-name="ce1" office:value-type="string" calcext:value-type="string">
            <text:p>psiqpp</text:p>
          </table:table-cell>
          <table:table-cell table:style-name="ce1" office:value-type="string" calcext:value-type="string">
            <text:p>psikq</text:p>
          </table:table-cell>
          <table:table-cell table:style-name="ce1" office:value-type="string" calcext:value-type="string">
            <text:p>v_re</text:p>
          </table:table-cell>
          <table:table-cell table:style-name="ce1" office:value-type="string" calcext:value-type="string">
            <text:p>v_im</text:p>
          </table:table-cell>
          <table:table-cell table:style-name="ce1" office:value-type="string" calcext:value-type="string">
            <text:p>E_Isat</text:p>
          </table:table-cell>
          <table:table-cell table:style-name="ce1" office:value-type="string" calcext:value-type="string">
            <text:p>fldcur</text:p>
          </table:table-cell>
        </table:table-row>
        <table:table-row table:style-name="ro1">
          <table:table-cell office:value-type="float" office:value="5.74948" calcext:value-type="float">
            <text:p>5.74948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3.91019" calcext:value-type="float">
            <text:p>3.91019</text:p>
          </table:table-cell>
          <table:table-cell office:value-type="float" office:value="0.434465" calcext:value-type="float">
            <text:p>0.434465</text:p>
          </table:table-cell>
          <table:table-cell office:value-type="float" office:value="0.738591" calcext:value-type="float">
            <text:p>0.738591</text:p>
          </table:table-cell>
          <table:table-cell office:value-type="float" office:value="-0.499635" calcext:value-type="float">
            <text:p>-0.499635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909551" calcext:value-type="float">
            <text:p>0.909551</text:p>
          </table:table-cell>
          <table:table-cell office:value-type="float" office:value="1.03" calcext:value-type="float">
            <text:p>1.03</text:p>
          </table:table-cell>
          <table:table-cell office:value-type="float" office:value="1.12249" calcext:value-type="float">
            <text:p>1.12249</text:p>
          </table:table-cell>
          <table:table-cell office:value-type="float" office:value="1" calcext:value-type="float">
            <text:p>1</text:p>
          </table:table-cell>
          <table:table-cell office:value-type="float" office:value="7.05365" calcext:value-type="float">
            <text:p>7.05365</text:p>
          </table:table-cell>
          <table:table-cell office:value-type="float" office:value="1.23953" calcext:value-type="float">
            <text:p>1.23953</text:p>
          </table:table-cell>
          <table:table-cell office:value-type="float" office:value="0.783739" calcext:value-type="float">
            <text:p>0.783739</text:p>
          </table:table-cell>
          <table:table-cell office:value-type="float" office:value="0.173953" calcext:value-type="float">
            <text:p>0.173953</text:p>
          </table:table-cell>
          <table:table-cell office:value-type="float" office:value="0.517828" calcext:value-type="float">
            <text:p>0.517828</text:p>
          </table:table-cell>
          <table:table-cell office:value-type="float" office:value="0.948114" calcext:value-type="float">
            <text:p>0.948114</text:p>
          </table:table-cell>
          <table:table-cell office:value-type="float" office:value="1.83446" calcext:value-type="float">
            <text:p>1.83446</text:p>
          </table:table-cell>
          <table:table-cell office:value-type="float" office:value="0.901182" calcext:value-type="float">
            <text:p>0.901182</text:p>
          </table:table-cell>
          <table:table-cell office:value-type="float" office:value="0.433441" calcext:value-type="float">
            <text:p>0.433441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434465" calcext:value-type="float">
            <text:p>0.434465</text:p>
          </table:table-cell>
          <table:table-cell office:value-type="float" office:value="0.781891" calcext:value-type="float">
            <text:p>0.781891</text:p>
          </table:table-cell>
          <table:table-cell office:value-type="float" office:value="1.62566" calcext:value-type="float">
            <text:p>1.62566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87761" calcext:value-type="float">
            <text:p>0.87761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-0.738591" calcext:value-type="float">
            <text:p>-0.738591</text:p>
          </table:table-cell>
          <table:table-cell office:value-type="float" office:value="-0.629975" calcext:value-type="float">
            <text:p>-0.629975</text:p>
          </table:table-cell>
          <table:table-cell office:value-type="float" office:value="-0.651698" calcext:value-type="float">
            <text:p>-0.651698</text:p>
          </table:table-cell>
          <table:table-cell office:value-type="float" office:value="0.738591" calcext:value-type="float">
            <text:p>0.738591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876216" calcext:value-type="float">
            <text:p>0.876216</text:p>
          </table:table-cell>
          <table:table-cell office:value-type="float" office:value="1.83446" calcext:value-type="float">
            <text:p>1.83446</text:p>
          </table:table-cell>
        </table:table-row>
        <table:table-row table:style-name="ro1">
          <table:table-cell office:value-type="float" office:value="5.72807" calcext:value-type="float">
            <text:p>5.72807</text:p>
          </table:table-cell>
          <table:table-cell office:value-type="float" office:value="0.636452" calcext:value-type="float">
            <text:p>0.636452</text:p>
          </table:table-cell>
          <table:table-cell office:value-type="float" office:value="3.99019" calcext:value-type="float">
            <text:p>3.99019</text:p>
          </table:table-cell>
          <table:table-cell office:value-type="float" office:value="0.443354" calcext:value-type="float">
            <text:p>0.443354</text:p>
          </table:table-cell>
          <table:table-cell office:value-type="float" office:value="0.753702" calcext:value-type="float">
            <text:p>0.753702</text:p>
          </table:table-cell>
          <table:table-cell office:value-type="float" office:value="-0.509857" calcext:value-type="float">
            <text:p>-0.509857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6327" calcext:value-type="float">
            <text:p>0.86327</text:p>
          </table:table-cell>
          <table:table-cell office:value-type="float" office:value="1.01" calcext:value-type="float">
            <text:p>1.01</text:p>
          </table:table-cell>
          <table:table-cell office:value-type="float" office:value="0.995431" calcext:value-type="float">
            <text:p>0.9954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43761" calcext:value-type="float">
            <text:p>0.84376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19959" calcext:value-type="float">
            <text:p>0.119959</text:p>
          </table:table-cell>
          <table:table-cell office:value-type="float" office:value="0.34777" calcext:value-type="float">
            <text:p>0.34777</text:p>
          </table:table-cell>
          <table:table-cell office:value-type="float" office:value="0.991783" calcext:value-type="float">
            <text:p>0.991783</text:p>
          </table:table-cell>
          <table:table-cell office:value-type="float" office:value="1.77826" calcext:value-type="float">
            <text:p>1.77826</text:p>
          </table:table-cell>
          <table:table-cell office:value-type="float" office:value="0.838994" calcext:value-type="float">
            <text:p>0.838994</text:p>
          </table:table-cell>
          <table:table-cell office:value-type="float" office:value="0.544141" calcext:value-type="float">
            <text:p>0.544141</text:p>
          </table:table-cell>
          <table:table-cell office:value-type="float" office:value="0.636452" calcext:value-type="float">
            <text:p>0.636452</text:p>
          </table:table-cell>
          <table:table-cell office:value-type="float" office:value="0.443354" calcext:value-type="float">
            <text:p>0.443354</text:p>
          </table:table-cell>
          <table:table-cell office:value-type="float" office:value="0.954588" calcext:value-type="float">
            <text:p>0.954588</text:p>
          </table:table-cell>
          <table:table-cell office:value-type="float" office:value="1.47185" calcext:value-type="float">
            <text:p>1.47185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31447" calcext:value-type="float">
            <text:p>0.831447</text:p>
          </table:table-cell>
          <table:table-cell office:value-type="float" office:value="0.799624" calcext:value-type="float">
            <text:p>0.799624</text:p>
          </table:table-cell>
          <table:table-cell office:value-type="float" office:value="-0.753702" calcext:value-type="float">
            <text:p>-0.753702</text:p>
          </table:table-cell>
          <table:table-cell office:value-type="float" office:value="-0.642864" calcext:value-type="float">
            <text:p>-0.642864</text:p>
          </table:table-cell>
          <table:table-cell office:value-type="float" office:value="-0.665031" calcext:value-type="float">
            <text:p>-0.665031</text:p>
          </table:table-cell>
          <table:table-cell office:value-type="float" office:value="0.753702" calcext:value-type="float">
            <text:p>0.753702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2358" calcext:value-type="float">
            <text:p>0.82358</text:p>
          </table:table-cell>
          <table:table-cell office:value-type="float" office:value="1.77826" calcext:value-type="float">
            <text:p>1.77826</text:p>
          </table:table-cell>
        </table:table-row>
        <table:table-row table:style-name="ro1">
          <table:table-cell office:value-type="float" office:value="5.84676" calcext:value-type="float">
            <text:p>5.8467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3.94307" calcext:value-type="float">
            <text:p>3.94307</text:p>
          </table:table-cell>
          <table:table-cell office:value-type="float" office:value="0.438119" calcext:value-type="float">
            <text:p>0.438119</text:p>
          </table:table-cell>
          <table:table-cell office:value-type="float" office:value="0.744802" calcext:value-type="float">
            <text:p>0.744802</text:p>
          </table:table-cell>
          <table:table-cell office:value-type="float" office:value="-0.503836" calcext:value-type="float">
            <text:p>-0.503836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1.03" calcext:value-type="float">
            <text:p>1.03</text:p>
          </table:table-cell>
          <table:table-cell office:value-type="float" office:value="0.725691" calcext:value-type="float">
            <text:p>0.725691</text:p>
          </table:table-cell>
          <table:table-cell office:value-type="float" office:value="1" calcext:value-type="float">
            <text:p>1</text:p>
          </table:table-cell>
          <table:table-cell office:value-type="float" office:value="7.16" calcext:value-type="float">
            <text:p>7.16</text:p>
          </table:table-cell>
          <table:table-cell office:value-type="float" office:value="1.22291" calcext:value-type="float">
            <text:p>1.22291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169166" calcext:value-type="float">
            <text:p>0.169166</text:p>
          </table:table-cell>
          <table:table-cell office:value-type="float" office:value="0.104734" calcext:value-type="float">
            <text:p>0.104734</text:p>
          </table:table-cell>
          <table:table-cell office:value-type="float" office:value="1.07529" calcext:value-type="float">
            <text:p>1.07529</text:p>
          </table:table-cell>
          <table:table-cell office:value-type="float" office:value="1.84607" calcext:value-type="float">
            <text:p>1.84607</text:p>
          </table:table-cell>
          <table:table-cell office:value-type="float" office:value="0.663653" calcext:value-type="float">
            <text:p>0.663653</text:p>
          </table:table-cell>
          <table:table-cell office:value-type="float" office:value="0.748041" calcext:value-type="float">
            <text:p>0.748041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438119" calcext:value-type="float">
            <text:p>0.438119</text:p>
          </table:table-cell>
          <table:table-cell office:value-type="float" office:value="1.35833" calcext:value-type="float">
            <text:p>1.35833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873867" calcext:value-type="float">
            <text:p>0.873867</text:p>
          </table:table-cell>
          <table:table-cell office:value-type="float" office:value="0.841385" calcext:value-type="float">
            <text:p>0.841385</text:p>
          </table:table-cell>
          <table:table-cell office:value-type="float" office:value="-0.744802" calcext:value-type="float">
            <text:p>-0.744802</text:p>
          </table:table-cell>
          <table:table-cell office:value-type="float" office:value="-0.635272" calcext:value-type="float">
            <text:p>-0.635272</text:p>
          </table:table-cell>
          <table:table-cell office:value-type="float" office:value="-0.657178" calcext:value-type="float">
            <text:p>-0.657178</text:p>
          </table:table-cell>
          <table:table-cell office:value-type="float" office:value="0.744802" calcext:value-type="float">
            <text:p>0.744802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871611" calcext:value-type="float">
            <text:p>0.871611</text:p>
          </table:table-cell>
          <table:table-cell office:value-type="float" office:value="1.84607" calcext:value-type="float">
            <text:p>1.84607</text:p>
          </table:table-cell>
        </table:table-row>
        <table:table-row table:style-name="ro1">
          <table:table-cell office:value-type="float" office:value="5.6948" calcext:value-type="float">
            <text:p>5.6948</text:p>
          </table:table-cell>
          <table:table-cell office:value-type="float" office:value="0.632755" calcext:value-type="float">
            <text:p>0.632755</text:p>
          </table:table-cell>
          <table:table-cell office:value-type="float" office:value="4.01836" calcext:value-type="float">
            <text:p>4.01836</text:p>
          </table:table-cell>
          <table:table-cell office:value-type="float" office:value="0.446484" calcext:value-type="float">
            <text:p>0.446484</text:p>
          </table:table-cell>
          <table:table-cell office:value-type="float" office:value="0.759023" calcext:value-type="float">
            <text:p>0.759023</text:p>
          </table:table-cell>
          <table:table-cell office:value-type="float" office:value="-0.513457" calcext:value-type="float">
            <text:p>-0.513457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56147" calcext:value-type="float">
            <text:p>0.856147</text:p>
          </table:table-cell>
          <table:table-cell office:value-type="float" office:value="1.01" calcext:value-type="float">
            <text:p>1.01</text:p>
          </table:table-cell>
          <table:table-cell office:value-type="float" office:value="0.593671" calcext:value-type="float">
            <text:p>0.5936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44533" calcext:value-type="float">
            <text:p>0.7445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05963" calcext:value-type="float">
            <text:p>0.105963</text:p>
          </table:table-cell>
          <table:table-cell office:value-type="float" office:value="-0.07539" calcext:value-type="float">
            <text:p>-0.07539</text:p>
          </table:table-cell>
          <table:table-cell office:value-type="float" office:value="1.04559" calcext:value-type="float">
            <text:p>1.04559</text:p>
          </table:table-cell>
          <table:table-cell office:value-type="float" office:value="1.76727" calcext:value-type="float">
            <text:p>1.76727</text:p>
          </table:table-cell>
          <table:table-cell office:value-type="float" office:value="0.559408" calcext:value-type="float">
            <text:p>0.559408</text:p>
          </table:table-cell>
          <table:table-cell office:value-type="float" office:value="0.828893" calcext:value-type="float">
            <text:p>0.828893</text:p>
          </table:table-cell>
          <table:table-cell office:value-type="float" office:value="0.632755" calcext:value-type="float">
            <text:p>0.632755</text:p>
          </table:table-cell>
          <table:table-cell office:value-type="float" office:value="0.446484" calcext:value-type="float">
            <text:p>0.446484</text:p>
          </table:table-cell>
          <table:table-cell office:value-type="float" office:value="1.44393" calcext:value-type="float">
            <text:p>1.44393</text:p>
          </table:table-cell>
          <table:table-cell office:value-type="float" office:value="0.974491" calcext:value-type="float">
            <text:p>0.974491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2451" calcext:value-type="float">
            <text:p>0.82451</text:p>
          </table:table-cell>
          <table:table-cell office:value-type="float" office:value="0.792872" calcext:value-type="float">
            <text:p>0.792872</text:p>
          </table:table-cell>
          <table:table-cell office:value-type="float" office:value="-0.759023" calcext:value-type="float">
            <text:p>-0.759023</text:p>
          </table:table-cell>
          <table:table-cell office:value-type="float" office:value="-0.647402" calcext:value-type="float">
            <text:p>-0.647402</text:p>
          </table:table-cell>
          <table:table-cell office:value-type="float" office:value="-0.669727" calcext:value-type="float">
            <text:p>-0.669727</text:p>
          </table:table-cell>
          <table:table-cell office:value-type="float" office:value="0.759023" calcext:value-type="float">
            <text:p>0.759023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18135" calcext:value-type="float">
            <text:p>0.818135</text:p>
          </table:table-cell>
          <table:table-cell office:value-type="float" office:value="1.76727" calcext:value-type="float">
            <text:p>1.76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8:01.287668902</meta:creation-date>
    <dc:date>2024-10-09T09:54:18.667864603</dc:date>
    <meta:editing-duration>PT6M17S</meta:editing-duration>
    <meta:editing-cycles>1</meta:editing-cycles>
    <meta:document-statistic meta:table-count="1" meta:cell-count="170" meta:object-count="0"/>
    <meta:generator>LibreOffice/7.3.7.2$Linux_X86_64 LibreOffice_project/30$Build-2</meta:generator>
  </office:meta>
</office:document-meta>
</file>